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rospectionHelper.getHelper( Project p , Class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rospectionHelper.createDynamicElement( Object parent , String ns , String localName , String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rospectionHelper.createAddTypeCreator( Project project , Object parent , String element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reator.cre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estedCreator.isPolyMorph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setAttribute( Project p , Object element , String attributeName , Object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ntrospectionHelper.IntrospectionHelper( final Class bean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51">
            <text:p text:style-name="Table_20_Contents">51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reator.getReal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NestedCreator.CreateNestedCreator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throwNotSupported( Project project , Object parent ,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rospectionHelper.setAttribute( Project p , Object element , String attribute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estedCreator.istore( Object parent , Objec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supportsReflectElement( String parentUri , String elemen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trospectionHelper.getAttributeType(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ddNestedCreator.AddNestedCreator( Method m , Constructor c , int behavi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NestedCreator.store( Object parent , Object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rospectionHelper.clea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estedCreator.isPolyMorph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store( Object parent , Object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rospectionHelper.addText( Project project , Object element , String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stedCreator.NestedCreator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condenseText( final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ator.setPolyType( String pol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or.Creator( Project project , Object parent , NestedCreator nested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stedCreator.store( Object parent , Objec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Setter.setObject( Project p , Object parent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stedCreato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getExtension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rospectionHelper.getAttributeMethod(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rospectionHelper.storeElement( Project project , Object parent , Object child , String elemen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estedCreator.getReal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create( Project project , Object parent , Object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getNestedElement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rospectionHelper.supportsNestedElem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findRestrictedDefinition( ComponentHelper helper , String componentName , List method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ntrospectionHelper.createTopLevel( ComponentHelper helper , String elementName , List metho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rospectionHelper.set( Project p , Object paren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or.stor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trospectionHelper.extractBuildException( InvocationTargetException 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rospectionHelper.getAttribut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rospectionHelper.support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getReal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supportsNestedElement( String parentUri , String elem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rospectionHelper.insertAddTypeMethod( 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trospectionHelper.getElementName( Project project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supportsNestedElement( String parentUri , String elementName , Project project , Objec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AndObject.MethodAndObject( Method method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etter.AttributeSetter( Method m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NestedCreator.create( Project project , Object parent , Object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getNested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getElementMethod( String elem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rospectionHelper.getNestedCreator( Project project , String parentUri , Object parent , String elementName , UnknownElement chil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trospectionHelper.getHelper( Clas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getEnumSetter( final Class reflectedArg , final Method m , Class ar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ntrospectionHelper.getElementCreator( Project project , String parentUri , Object parent , String elementName , UnknownElement 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rospectionHelper.createElement( Project project , Object parent , String elemen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trospectionHelper.findMatchingMethod( Class paramClass , List method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rospectionHelper.getAddText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rospectionHelper.getElementType( String elem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rospectionHelper.is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NestedCreator.create( Project project , Object parent , Object chi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rospectionHelper.isDynam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rospectionHelper.createRestricted( ComponentHelper helper , String elementName , List addTypeMetho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trospectionHelper.isHiddenSetMethod( String name , Class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rospectionHelper.getPropertyName( String methodNam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Helper.createAttributeSetter( final Method m , Class arg , final String attrName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7">
            <text:p text:style-name="Table_20_Contents">1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